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3"/>
    <style:style style:name="P2" style:family="paragraph" style:parent-style-name="List_20_Paragraph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List_20_Paragraph" style:list-style-name="WWNum3">
      <style:paragraph-properties fo:margin-top="0cm" fo:margin-bottom="0cm" loext:contextual-spacing="true" fo:line-height="100%"/>
    </style:style>
    <style:style style:name="P4" style:family="paragraph" style:parent-style-name="Normal_20__28_Web_29_" style:list-style-name="WWNum2">
      <style:paragraph-properties fo:line-height="150%"/>
    </style:style>
    <style:style style:name="P5" style:family="paragraph" style:parent-style-name="Normal_20__28_Web_29_" style:list-style-name="WWNum3"/>
    <style:style style:name="P6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Ways to stop Dengue:</text:span></text:p>
      <text:p text:style-name="Standard">Out of the ways below, please<text:span text:style-name="T2"> SELECT</text:span> the ones you are <text:span text:style-name="T2">ALREADY USING</text:span> or <text:span text:style-name="T2">ARE GOING TO START USING</text:span></text:p>
      <text:p text:style-name="Standard"><text:span text:style-name="T3">To protect your home:</text:span></text:p>
      <text:list xml:id="list3360448480715310803" text:style-name="WWNum2">
        <text:list-item>
          <text:p text:style-name="P4">Turn over empty flower pots and buckets, so water does not collect </text:p>
        </text:list-item>
        <text:list-item>
          <text:p text:style-name="P4">Change water in flower pots at least once a week</text:p>
        </text:list-item>
        <text:list-item>
          <text:p text:style-name="P4">Cover tightly containers with water that cannot be emptied</text:p>
        </text:list-item>
        <text:list-item>
          <text:p text:style-name="P4">Cover waste bins when not being used</text:p>
        </text:list-item>
        <text:list-item>
          <text:p text:style-name="P4">Cover widows and outside doors with mosquito netting</text:p>
        </text:list-item>
        <text:list-item>
          <text:p text:style-name="P4">Keep windows/doors closed at sunrise and sunset when mosquitoes most active</text:p>
        </text:list-item>
        <text:list-item>
          <text:p text:style-name="P4">Plant Tulsi near your windows to keep away mosquitoes</text:p>
        </text:list-item>
        <text:list-item>
          <text:p text:style-name="P4">Clear out stagnant water from your property at least once a week</text:p>
        </text:list-item>
        <text:list-item>
          <text:p text:style-name="P4">Clear out unnecessary tires, bottles, coconut shells, waste etc from your compound</text:p>
        </text:list-item>
        <text:list-item>
          <text:p text:style-name="P4">Clear out rain water collecting on porches/balcony/terrace</text:p>
        </text:list-item>
        <text:list-item>
          <text:p text:style-name="P4">Burn camphor at home at sunrise and sunset</text:p>
        </text:list-item>
      </text:list>
      <text:p text:style-name="Standard"><text:span text:style-name="T3">To protect yourselves:</text:span></text:p>
      <text:list xml:id="list823116222550542716" text:style-name="WWNum3">
        <text:list-item>
          <text:p text:style-name="P3"><text:span text:style-name="T4">Put on medication such as ODOMOS all over uncovered</text:span><text:bookmark text:name="_GoBack"/><text:span text:style-name="T4"> skin to stop mosquito bites</text:span></text:p>
        </text:list-item>
      </text:list>
      <text:p text:style-name="P7"/>
      <text:list xml:id="list175242024483941" text:continue-numbering="true" text:style-name="WWNum3">
        <text:list-item>
          <text:p text:style-name="P3"><text:span text:style-name="T4">Wear long-sleeves and long pants/dhoti to cover your arms and legs.</text:span></text:p>
        </text:list-item>
      </text:list>
      <text:p text:style-name="P6"/>
      <text:list xml:id="list175242410807300" text:continue-numbering="true" text:style-name="WWNum3">
        <text:list-item>
          <text:p text:style-name="P1"><text:span text:style-name="T4">Wear light-colored clothing (White color is best), since mosquitoes are more attracted to darker colors</text:span></text:p>
        </text:list-item>
      </text:list>
      <text:p text:style-name="P2"/>
      <text:list xml:id="list175243002710403" text:continue-numbering="true" text:style-name="WWNum3">
        <text:list-item>
          <text:p text:style-name="P1"><text:span text:style-name="T4">Use mosquito nets while sleeping</text:span></text:p>
        </text:list-item>
        <text:list-item>
          <text:p text:style-name="P5"><text:soft-page-break/>If someone at home is sick with dengue, put <text:span text:style-name="T2">him/her</text:span> under a mosquito net to prevent mosquitos from biting them and spreading the dis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it</meta:initial-creator>
    <dc:creator>ajit</dc:creator>
    <meta:editing-cycles>2</meta:editing-cycles>
    <meta:creation-date>2016-12-08T13:02:00</meta:creation-date>
    <dc:date>2016-12-08T16:00:00</dc:date>
    <meta:editing-duration>PT1M51S</meta:editing-duration>
    <meta:generator>LibreOffice/4.4.6.3$MacOSX_X86_64 LibreOffice_project/e8938fd3328e95dcf59dd64e7facd2c7d67c704d</meta:generator>
    <meta:document-statistic meta:table-count="0" meta:image-count="0" meta:object-count="0" meta:page-count="2" meta:paragraph-count="20" meta:word-count="220" meta:character-count="1244" meta:non-whitespace-character-count="105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